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color="#cc3300" style:font-name="Times New Roman" fo:font-size="16pt" fo:language="cs" fo:country="CZ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6pt" fo:letter-spacing="normal" fo:language="cs" fo:country="CZ" fo:font-style="normal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color="#cc3300" style:font-name="Times New Roman" fo:font-size="16pt" fo:language="cs" fo:country="CZ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6pt" fo:language="cs" fo:country="CZ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fo:language="cs" fo:country="CZ"/>
    </style:style>
    <style:style style:name="T1" style:family="text">
      <style:text-properties fo:font-style="normal"/>
    </style:style>
    <style:style style:name="T2" style:family="text">
      <style:text-properties fo:font-variant="normal" fo:text-transform="none" fo:color="#000000" style:text-line-through-style="none" style:font-name="Times New Roman" fo:font-size="16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000000" style:text-line-through-style="none" style:font-name="Times New Roman" fo:font-size="16pt" fo:letter-spacing="normal" fo:language="cs" fo:country="CZ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color="#000000" style:font-name="Times New Roman" fo:font-size="16pt" fo:letter-spacing="normal" fo:language="cs" fo:country="CZ" fo:font-style="normal" fo:font-weight="normal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b7542d" style:text-line-through-style="none" style:font-name="Times New Roman" fo:font-size="16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7" style:family="text">
      <style:text-properties fo:language="cs" fo:country="CZ"/>
    </style:style>
    <style:style style:name="T8" style:family="text">
      <style:text-properties fo:language="en" fo:country="US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mili-priznivci"/>Milí příznivci Buddhova učení,</text:p>
      <text:p text:style-name="P1"/>
      <text:p text:style-name="P2"><text:span text:style-name="T5">tuto stránku </text:span><text:span text:style-name="T4">sem začal tvořit pro všechny, kteří se společně se mnou podílejí na tvorbě </text:span><text:span text:style-name="T3">YouTube kanálu PANDITA CZ </text:span><text:span text:style-name="T4">nebo by se na jeho tvorbě chtěli </text:span><text:span text:style-name="T5">podílet.</text:span><text:span text:style-name="T4"> Je také pro všechny, kteří uvažují o tom, že by podobný projekt sami založili.</text:span></text:p>
      <text:p text:style-name="P1"/>
      <text:p text:style-name="P3">PANDITA CZ</text:p>
      <text:p text:style-name="P1">Mým <text:span text:style-name="T7">záměrem </text:span>je publikovat na PANDITA CZ vzdělávací materiály o théravádovém buddhismu, který čerpá své duchovní kořeny v Tipitace, neboli Pálijském kánonu. Tento typ buddhismu je dominantní v zemích jižní a jihovýchodní Asie (Thajsko, Barma, Kambodža, Laos a Srí Lanka), a proto je také někdy nazýván jako „jižní buddhismus“.</text:p>
      <text:p text:style-name="P1"/>
      <text:p text:style-name="P3">SASANA.PL</text:p>
      <text:p text:style-name="P2"><text:span text:style-name="T4">Inspiruje mě velmi velmi úspěšný polský </text:span><text:a xlink:type="simple" xlink:href="https://www.youtube.com/user/sasanaPL" text:style-name="Internet_20_link" text:visited-style-name="Visited_20_Internet_20_Link"><text:span text:style-name="T2">YouTube kanálu Sasana.pl</text:span></text:a><text:span text:style-name="T4">. Některá videa na tomto kanálu mají ke dni zveřejnění této stránky (16.5.2021) více než jeden milion zobrazení a celý kanál má více než 87 tisíc odběratelů.</text:span></text:p>
      <text:p text:style-name="P4"/>
      <text:p text:style-name="P3">POVOLENÍ</text:p>
      <text:p text:style-name="P1">K tvorbě kanálu mám nyní několik povolení.</text:p>
      <text:p text:style-name="P1"/>
      <text:p text:style-name="P2"><text:span text:style-name="T4">Od Bhante Sujívy a od italského meditačního centra </text:span><text:span text:style-name="T5">Centro Meditazione Pian </text:span><text:soft-page-break/><text:span text:style-name="T5">dei Ciliegi</text:span><text:span text:style-name="T2"> </text:span><text:span text:style-name="T4">mám povolení používat videa Bhante Sujívy. Povolení k užívání </text:span><text:span text:style-name="T4">mám i od Hanky Haladové, která k těmto videím vytváří titulky.</text:span></text:p>
      <text:p text:style-name="P4"/>
      <text:p text:style-name="P1">V srpnu 2020 se konal týdenní meditační kurz meditace mettá a vipassaná s malajským učitelem meditace Visu Teoh. Souhlas s použitím těchto nahrávek mám jak od Visu Teoh, tak o od kolektivu, který se na jejich pořízení podílel: od Ládi Krále, Jirky Pavlíka a Jůlie Honyšové.</text:p>
      <text:p text:style-name="P1"/>
      <text:p text:style-name="P2"><text:span text:style-name="T4">Od Buddhistické společnosti Západní Austrálie mám povolení používat videa, která jsou k dispozici na YouTube kanálu </text:span><text:a xlink:type="simple" xlink:href="https://www.youtube.com/user/BuddhistSocietyWA" text:style-name="Internet_20_link" text:visited-style-name="Visited_20_Internet_20_Link"><text:span text:style-name="T2">Buddhist Society of Western Australie</text:span></text:a><text:span text:style-name="T4">.</text:span></text:p>
      <text:p text:style-name="P2"><text:span text:style-name="T4"/></text:p>
      <text:p text:style-name="P13"><text:span text:style-name="T4">Stejně tak mám i dvě povolení od Radana Kučy. Radan vytvořil dabované video Ajahna Brahma …..... Vytvořil také titulky k videu Meditace je zklidnění, ne koncentrace. </text:span></text:p>
      <text:p text:style-name="P5"/>
      <text:p text:style-name="P3">DŮLEŽITÁ OTÁZKA</text:p>
      <text:p text:style-name="P1">Vytvoření YouTube kanálu jako je Sasana.pl vyžadovalo mnohaleté úsilí mnoha lidí, kteří celém věnovali buď svůj čas nebo finanční prostředky. Pokud se podaří vytvořit podobný YouTube kanál i v naší zemi, bude to vyžadovat srovnatelné úsilí.</text:p>
      <text:p text:style-name="P1"/>
      <text:p text:style-name="P1">Kdokoli, kdo bude mít chuť mi se na tvorbě YouTube kanálu PANDITA CZ <text:soft-page-break/>podílet, si pravděpodobně bude klást otázku, která bude podobná této:</text:p>
      <text:p text:style-name="P1"/>
      <text:p text:style-name="P1">„<text:span text:style-name="T1">Byla by to skvělá věc, kdyby v naší zemi byl takový YouTube kanál. Možná bych se na jeho tvorbě mohl podílet. Co se ale stane s mojí prací, když by někdo ten YouTube kanál smazal? Může ho smazat Dalibor. Může ho smazat YouTube. To se může stát.“</text:span></text:p>
      <text:p text:style-name="P1">Jak se tedy vyrovnat s rizikem, že YouTube kanál PANDITA CZ bude jednoho dne smazán nebo bude práce všech dobrovolníků, která je na něm k dispozici, nějakým způsobem znehodnocená? Jinými slovy, můžeme nějakým způsobem zařídit, aby práce všech dobrovolníků a dárců nebyla závislá na mojí osobě a YouTube kanálu PANDITA CZ?</text:p>
      <text:p text:style-name="P7"/>
      <text:p text:style-name="P3">DHAMMA DEPOZITÁŘ NA CLOUDOVÉM ÚLOŽIŠTI</text:p>
      <text:p text:style-name="P1">Řešením <text:span text:style-name="T7">může</text:span> <text:span text:style-name="T7">být </text:span>zřízení cloudového úložiště, na které by všichni dobrovolníci mohli ukládat svoje překlady. Stejně tak by bylo toto úložiště k dispozici i pro jakékoli zvukové stopy, které můžou vzniknout jak v profesionálních studiích, tak i v domácích podmínkách. Z tohoto úložiště <text:span text:style-name="T7">by pak mohli</text:span> práci všech dobrovlníků může jednoduše zálohovat každý člen české buddhistické komunity.</text:p>
      <text:p text:style-name="P1"/>
      <text:p text:style-name="P7">Vhodné cloudové úložiště pro tyto účely jsem nemusel hledat dlouho. Úplně postačí obyčejný google disc, který mám k dispozici k mému emailovému účtu cz.pandita@gmail.com. Do složky DALIBOR <text:span text:style-name="T8">PAVLÍK </text:span>na tomto google <text:soft-page-break/>disku jsem již uložil titulky k videím Ajahna Brahma. Stejně tak jsou na něm ke stažení k dispozici nahrávky z meditačního kurzu s Visu Teoh. </text:p>
      <text:p text:style-name="P7"/>
      <text:p text:style-name="P11">Pro <text:span text:style-name="T7">účely těchto stránek budu pro tento google disk používat název Dhamma Google Disk a zkratku DGD.</text:span></text:p>
      <text:p text:style-name="P11"><text:span text:style-name="T7"/></text:p>
      <text:p text:style-name="P11"><text:span text:style-name="T7">Myšlenka zálohování na DGD se líbila i Radanovi a Hance. Na DGD tak najdete i složky HANA HALADOVÁ a RADAN KUČA. Radan i Hanka mají do těchto složek přístup a ukládají do nich svoji práci nezávisle na mě.<text:line-break/><text:line-break/>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<text:span text:style-name="T8">P</text:span>CLOUD</text:p>
      <text:p text:style-name="P3"/>
      <text:p text:style-name="P2"><text:span text:style-name="T4">Ke dnešnímu dni (16.5.2021) jsem vytvořil titulky ke třem videím Ajahna Brahma. Všechny jsem je nahrál </text:span><text:a xlink:type="simple" xlink:href="https://e.pcloud.com/?label=Password%20reset#page=filemanager&amp;tpl=folderlist" text:style-name="Internet_20_link" text:visited-style-name="Visited_20_Internet_20_Link"><text:span text:style-name="T3">na cloudové úložišti pCloud,</text:span></text:a><text:span text:style-name="T4">, odkud si je může kdokoli stáhnout a jednoduše je tak zálohovat.</text:span></text:p>
      <text:p text:style-name="P1">Moji práci ukládám ve složce DALIBOR PAVLÍK. Kromě titulků v této složce najdete i nahrávky z meditačního kurzu s Visu Teoh ve formátu MP3.</text:p>
      <text:p text:style-name="P1">Na pCloudu má svoji složku i Hanka Haladová, která do ní ukládá titulky k videím Bhante Sujívy.</text:p>
      <text:p text:style-name="P1"><text:bookmark text:name="youtube-kanál-ajahn-brahm-česky"/>Youtube kanál Ajahn Brahm česky</text:p>
      <text:p text:style-name="P2"><text:span text:style-name="T4">Kromě mě má povolení používat videa Buddhistické společnosti Západní Austrálie i Radan Kuča. Radan publikuje svoji práci na </text:span><text:a xlink:type="simple" xlink:href="https://www.youtube.com/channel/UCUr-lRBB59mFLyKFhAAbXbg" text:style-name="Internet_20_link" text:visited-style-name="Visited_20_Internet_20_Link"><text:span text:style-name="T2">YouTube kanálu Ajahn Brahm česky</text:span></text:a><text:span text:style-name="T4">.</text:span></text:p>
      <text:p text:style-name="P1">I Radan má na pCloud svoji složku, kam ukládá svoji práci. I on tak nyní může slíbit všem dobrovolníkům, kteří by společně s ním chtěli jeho YouTube kanál vytvářet, že jejich práce budu dobře zálohovaná a uchovaná i pro případ, že by byl jeho kanál nějak smazán nebo poškozen.</text:p>
      <text:p text:style-name="P1">Hanka i Radan mají ke svým složkám přístup. To znamená, že oba můžou do svých složky nahrávat svoji práci nezávisle na mě.</text:p>
      <text:p text:style-name="P1"><text:bookmark text:name="povolení-od-tvůrců"/><text:soft-page-break/>Povolení od tvůrců</text:p>
      <text:p text:style-name="P1">Moje práce na titulcích, které jsem vytvořil k videím Ajahna Brahma, je chráněna autorským právem. To ale není něco, co mi vyhovuje. Může to být omezující pro všechny dobré buddhisty, kteří můžou někdy v budoucnu chtít moji práci použít.</text:p>
      <text:p text:style-name="P1">Někdy v budoucnosti se může stát, že PANDITA CZ bude smazán či poškozen, a oni budou muset celý youtube kanál znovu obnovit. Pokud budou mít k dispozici práci (např. soubory s titulky), kterou jsem vytvořil, tak to nebude těžké. Můžou si ale klást otázku:</text:p>
      <text:p text:style-name="P1">„<text:span text:style-name="T1">Soubory s titulky máme. Můžeme je ale použít? Práce autora titulků je chráněna autorským právem a my od autora českých titulků nemáme povolení je použít.“</text:span></text:p>
      <text:p text:style-name="P1">Těmto lidem bych chtěl vzkázat:</text:p>
      <text:p text:style-name="P1">„<text:span text:style-name="T1">Prosím vás, neváhejte. Všechno, co jsem vytvořil, můžete použít. Nemusíte </text:span><text:span text:style-name="T1">ani nikde uvádět moje jméno. Máte moje povolení!“</text:span></text:p>
      <text:p text:style-name="P2"><text:span text:style-name="T4">Abych toto moje povolení bylo ještě zřetelnější a jasnější, publikoval jsem moji práci na titulcích pod </text:span><text:a xlink:type="simple" xlink:href="https://creativecommons.org/publicdomain/zero/1.0/deed.cs" text:style-name="Internet_20_link" text:visited-style-name="Visited_20_Internet_20_Link"><text:span text:style-name="T2">licencí CC0 1.0.</text:span></text:a><text:span text:style-name="T4">, která je jednou ze svobodných kulturní licencí. Více o této licenci najdete v mém článku Význam svobodných kulturních licenci pro tvorbu YouTube kanálu PANDITA CZ.</text:span></text:p>
      <text:p text:style-name="P1">Informaci o povolení užívat moji práci najdete i v souboru, který ve složce na pCloud DALIBOR PAVLIK.</text:p>
      <text:p text:style-name="P1">Pokud bude někdo chtít v budoucnu YouTube kanál PANDITA CZ znovu vytvořit, bude muset udělat následující kroky:</text:p>
      <text:list xml:id="list4167774587141243783" text:style-name="L1">
        <text:list-item>
          <text:p text:style-name="P9"><text:soft-page-break/>Požádat o povolení subjekty, jejichž materiály používám (např. Centro Meditazione Pian Dei Ciliegi nebo Buddhist Society of Western Australie)</text:p>
        </text:list-item>
        <text:list-item>
          <text:p text:style-name="P9">Mít k dispozici všechno, co vytvořila česká buddhistická komunita ((titulky, texty, zvukové stopy). Za tímto</text:p>
        </text:list-item>
      </text:list>
      <text:p text:style-name="P1">YouTube kanál PANDITA CZ může být někdy v budoucnosti poškozen či smazán. Může to být i několik let po mojí smrti. Kdokoli ho bude chtít někdy v budoucnosti obnovit, bude muset mít k dispozi:</text:p>
      <text:list xml:id="list8197300760460689444" text:style-name="L2">
        <text:list-item>
          <text:p text:style-name="P10">původní materiály - texty, videa či audio nahrávky - od zahraničních či domácích subjektů</text:p>
        </text:list-item>
        <text:list-item>
          <text:p text:style-name="P10">povolení od těchto subjektu tyto materiály</text:p>
        </text:list-item>
      </text:list>
      <text:p text:style-name="P1">Pokud bude n2kd</text:p>
      <text:p text:style-name="P1">Pokud bude youtube kanál smazán či poškozen - a může to být v době, když budu již několik let po mojí smrti - bude velmi snadné ho obnovit.</text:p>
      <text:p text:style-name="P1">Stačí, když někdo získá povolení od subjektů, jejichž videa či zvukové stopy používám,</text:p>
      <text:p text:style-name="P1">že youtube kanál PANDITA CZ bude smazán a nebo bude nějakým způsobem poškozen. V takovém případě bych si určitě přál, aby někdo moji práci mohl použít.</text:p>
      <text:p text:style-name="P1">Proto jsem v mojí</text:p>
      <text:p text:style-name="P1">Každý dobrovolníkVšechny tři jsou na pCloud, je složka s mým jménem DALIBOR PAVLÍK. Úplně stejně můžu zřídit složku pro další dobrovolníky a</text:p>
      <text:p text:style-name="P1"><text:soft-page-break/>Pokud by byl PANDITA CZ smazán nebo poškozen a navíc bych se z nějakého důvodu nemohl jeho obbnovení věnovat, určitě bych si přál, aby všechny tyto titulky byly k dispozici komukoli, kdo by je chtěl použít. Proto jsem všechny moje titulky nahrál na cloudové úložiště pCloud, ze kterého si je každý může stáhnout.</text:p>
      <text:section text:style-name="Sect1" text:name="p-cloud">
        <text:p text:style-name="P2"><text:bookmark text:name="p-cloud"/><text:a xlink:type="simple" xlink:href="https://e.pcloud.com/?label=Password%20reset#page=filemanager&amp;tpl=folderlist" text:style-name="Internet_20_link" text:visited-style-name="Visited_20_Internet_20_Link"><text:span text:style-name="T6">pCloud</text:span></text:a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 Unicode MS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1T16:56:31.60</meta:creation-date>
    <meta:editing-duration>PT4H11M9S</meta:editing-duration>
    <meta:editing-cycles>7</meta:editing-cycles>
    <meta:generator>OpenOffice/4.1.5$Win32 OpenOffice.org_project/415m1$Build-9789</meta:generator>
    <dc:date>2021-05-21T21:06:46.28</dc:date>
    <meta:document-statistic meta:table-count="0" meta:image-count="0" meta:object-count="0" meta:page-count="8" meta:paragraph-count="53" meta:word-count="1228" meta:character-count="7511"/>
  </office:meta>
</office:document-meta>
</file>